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W-Kai" svg:font-family="TW-Kai"/>
    <style:font-face style:name="TW-Kai1" svg:font-family="TW-Kai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.635cm" fo:margin-bottom="0.423cm" style:contextual-spacing="false" fo:line-height="125%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loext:padding="0cm" loext:border="none"/>
    </style:style>
    <style:style style:name="P2" style:family="paragraph" style:parent-style-name="Heading_20_2">
      <style:paragraph-properties fo:margin-top="0cm" fo:margin-bottom="0.247cm" style:contextual-spacing="false"/>
      <style:text-properties loext:padding-left="0.049cm" loext:padding-right="0.049cm" loext:padding-top="0.635cm" loext:padding-bottom="0.635cm" loext:border="0.06pt solid #000000"/>
    </style:style>
    <style:style style:name="P3" style:family="paragraph" style:parent-style-name="Heading_20_2">
      <style:paragraph-properties fo:margin-top="0cm" fo:margin-bottom="0.247cm" style:contextual-spacing="false"/>
    </style:style>
    <style:style style:name="P4" style:family="paragraph" style:parent-style-name="Heading_20_2">
      <style:paragraph-properties fo:margin-top="0cm" fo:margin-bottom="0.247cm" style:contextual-spacing="false"/>
      <style:text-properties officeooo:rsid="001194ba" officeooo:paragraph-rsid="001194ba"/>
    </style:style>
    <style:style style:name="P5" style:family="paragraph" style:parent-style-name="Text_20_body">
      <style:paragraph-properties fo:margin-left="0cm" fo:margin-right="0cm" fo:margin-top="0cm" fo:margin-bottom="0.423cm" style:contextual-spacing="false" fo:text-indent="0cm" style:auto-text-indent="false"/>
      <style:text-properties loext:padding="0cm" loext:border="none"/>
    </style:style>
    <style:style style:name="P6" style:family="paragraph" style:parent-style-name="Text_20_body">
      <style:text-properties loext:padding="0cm" loext:border="none"/>
    </style:style>
    <style:style style:name="P7" style:family="paragraph" style:parent-style-name="Text_20_body">
      <style:paragraph-properties fo:margin-top="0cm" fo:margin-bottom="0.423cm" style:contextual-spacing="false"/>
      <style:text-properties loext:padding="0cm" loext:border="none"/>
    </style:style>
    <style:style style:name="P8" style:family="paragraph" style:parent-style-name="Text_20_body" style:list-style-name="L1">
      <style:paragraph-properties fo:margin-top="0.423cm" fo:margin-bottom="0.423cm" style:contextual-spacing="false"/>
      <style:text-properties loext:padding="0cm" loext:border="none"/>
    </style:style>
    <style:style style:name="P9" style:family="paragraph" style:parent-style-name="Text_20_body">
      <style:paragraph-properties fo:margin-top="0cm" fo:margin-bottom="0cm" style:contextual-spacing="false"/>
    </style:style>
    <style:style style:name="P10" style:family="paragraph" style:parent-style-name="Text_20_body">
      <style:paragraph-properties fo:margin-top="0cm" fo:margin-bottom="0cm" style:contextual-spacing="false"/>
      <style:text-properties fo:font-style="italic" loext:padding-left="0.049cm" loext:padding-right="0.049cm" loext:padding-top="0.635cm" loext:padding-bottom="0.635cm" loext:border="0.06pt solid #000000"/>
    </style:style>
    <style:style style:name="P11" style:family="paragraph" style:parent-style-name="Text_20_body">
      <style:paragraph-properties fo:margin-top="0cm" fo:margin-bottom="0cm" style:contextual-spacing="false"/>
      <style:text-properties loext:padding-left="0.049cm" loext:padding-right="0.049cm" loext:padding-top="0.635cm" loext:padding-bottom="0.635cm" loext:border="0.06pt solid #000000"/>
    </style:style>
    <style:style style:name="P12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3" style:family="paragraph" style:parent-style-name="Text_20_body" style:list-style-name="L3">
      <style:paragraph-properties fo:margin-top="0cm" fo:margin-bottom="0cm" style:contextual-spacing="false" fo:padding="0cm" fo:border="none"/>
    </style:style>
    <style:style style:name="P14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T1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style:text-line-through-style="none" style:text-line-through-type="none" style:text-underline-style="none" style:text-blinking="false" fo:background-color="transparent" loext:char-shading-value="0" loext:padding-left="0.049cm" loext:padding-right="0.049cm" loext:padding-top="0.635cm" loext:padding-bottom="0.635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repo-content-pjax-container">
        <text:section text:style-name="Sect1" text:name="readme">
          <text:p text:style-name="P5">Este repositório contém uma lista de exercícios de programação em Python, que abordam diferentes conceitos e desafios. Os exercícios foram organizados em uma sequência progressiva, do mais fácil ao mais difícil, para ajudar no aprendizado e prática da linguagem. Esses exercícios serão usados e corrigidos durante as lives.</text:p>
          <text:h text:style-name="P1" text:outline-level="2"><text:bookmark text:name="user-content-como-utilizar"/>Como utilizar</text:h>
          <text:p text:style-name="P7">Cada exercício está descrito abaixo, com o enunciado e a proposta de solução. Para resolver os exercícios, você pode criar arquivos individuais para cada um ou criar um único arquivo Python e implementar as soluções em separado.</text:p>
          <text:p text:style-name="P6">Exercícios Unidade 01</text:p>
          <text:list text:style-name="L1">
            <text:list-item>
              <text:p text:style-name="P8">Crie um programa que solicite um nome e retorne uma saudação utilizando o nome fornecido.</text:p>
            </text:list-item>
            <text:list-item>
              <text:p text:style-name="P8">Crie um programa que solicite o nome, a idade e a cidade onde a pessoa mora, e retorne uma frase utilizando essas três informações.</text:p>
            </text:list-item>
            <text:list-item>
              <text:p text:style-name="P8">Leia dois valores (inteiros, reais ou caracteres) para as variáveis A e B, e efetue a troca dos valores de forma que a variável A passe a possuir o valor da variável B e a variável B passe a possuir o valor da variável A. Apresente os valores trocados.</text:p>
            </text:list-item>
            <text:list-item>
              <text:p text:style-name="P8">Elabore um programa que leia quatro valores inteiros (variáveis A, B, C e D). Ao final, o programa deve apresentar o resultado do produto (variável P) do primeiro com o terceiro valor, e o resultado da soma (variável S) do segundo com o quarto valor.</text:p>
            </text:list-item>
            <text:list-item>
              <text:p text:style-name="P8">Elabore um programa que efetue a leitura de três valores (A, B e C) e apresente como resultado final o quadrado da soma dos três valores lidos.</text:p>
            </text:list-item>
            <text:list-item>
              <text:p text:style-name="P8">Elabore um programa que efetue a leitura de três valores (A, B e C) e apresente como resultado final a soma dos quadrados dos três valores lidos.</text:p>
            </text:list-item>
            <text:list-item>
              <text:p text:style-name="P8">Efetue o cálculo da quantidade de litros de combustível gasta em uma viagem, utilizando um automóvel que faz 12 Km por litro. Para obter o cálculo, o usuário deve fornecer o tempo gasto (TEMPO) e a velocidade média (VELOCIDADE) durante a viagem. Desta forma, será possível obter a distância percorrida com a fórmula DISTANCIA = TEMPO * VELOCIDADE. Possuindo o valor da distância, basta calcular a quantidade de litros de combustível utilizada na viagem com a fórmula LITROS_USADOS = DISTANCIA / 12. Ao final, o programa deve apresentar os valores da velocidade média (VELOCIDADE), tempo <text:soft-page-break/>gasto na viagem (TEMPO), a distância percorrida (DISTANCIA) e a quantidade de litros (LITROS_USADOS) utilizada na viagem.</text:p>
            </text:list-item>
            <text:list-item>
              <text:p text:style-name="P8">Leia dois inteiros (variáveis A e B) e imprima o resultado do quadrado da diferença do primeiro valor pelo segundo.</text:p>
            </text:list-item>
            <text:list-item>
              <text:p text:style-name="P8">Leia o valor correspondente ao salário mensal (variável SM) de um trabalhador e também o valor do percentual de reajuste (variável PR) a ser atribuído. Apresente o valor do novo salário (variável NS).</text:p>
            </text:list-item>
            <text:list-item>
              <text:p text:style-name="P8">Calcule e apresente o valor do volume de uma lata de óleo, utilizando a fórmula: volume = π * raio ** 2 * altura. Considere o valor de π como 3.1415.</text:p>
            </text:list-item>
            <text:list-item>
              <text:p text:style-name="P8">Calcule e apresente o valor de uma prestação em atraso, utilizando a fórmula PRESTACAO = VALOR + (VALOR * TAXA/100) * TEMPO.</text:p>
            </text:list-item>
            <text:list-item>
              <text:p text:style-name="P8">Elabore um programa que efetue a apresentação do valor da conversão em real de um valor lido em dólar. O programa deve solicitar o valor da cotação do dólar e também a quantidade de dólares disponível com o usuário, para que seja apresentado o valor em moeda brasileira.</text:p>
            </text:list-item>
            <text:list-item>
              <text:p text:style-name="P8">Elabore um programa que efetue a apresentação do valor da conversão em dólar de um valor lido em real. O programa deve solicitar a cotação do dólar e também a quantidade de reais disponível com o usuário, para que seja apresentado o valor em moeda americana.</text:p>
            </text:list-item>
            <text:list-item>
              <text:p text:style-name="P8">Elabore um programa que calcule e apresente o volume de uma caixa retangular, por meio da fórmula VOLUME = COMPRIMENTO * LARGURA * ALTURA.</text:p>
            </text:list-item>
            <text:list-item>
              <text:p text:style-name="P8">Elabore um programa de computador que efetue a leitura de quatro valores inteiros (variáveis A, B, C e D). Ao final, o programa deve apresentar o resultado do produto (variável P) do primeiro com o terceiro valor, e o resultado do produto (variável P) do primeiro com o terceiro valor, e o resultado da soma (variável S) do segundo com o quarto valor.</text:p>
            </text:list-item>
            <text:list-item>
              <text:p text:style-name="P8">Em uma eleição sindical concorreram ao cargo de presidente três candidatos (A, B e C). Durante a apuração dos votos foram computados votos nulos e votos em branco, além dos votos válidos para cada candidato. Deve ser criado um programa de computador que efetue a leitura da quantidade de votos válidos para cada candidato, além de efetuar também a leitura da quantidade de votos nulos e votos em branco. Ao final o programa deve apresentar o número total de eleitores, considerando votos válidos, nulos e em branco; o percentual correspondente de votos válidos em relação à quantidade de eleitores; o percentual correspondente de votos válidos do candidato A em relação à quantidade de eleitores; o <text:soft-page-break/>percentual correspondente de votos válidos do candidato B em relação à quantidade de eleitores; o percentual correspondente de votos válidos do candidato C em relação à quantidade de eleitores; o percentual correspondente de votos nulos em relação à quantidade de eleitores; e por último o percentual correspondente de votos em branco em relação à quantidade de eleitores.</text:p>
            </text:list-item>
          </text:list>
        </text:section>
        <text:h text:style-name="P4" text:outline-level="2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W-Kai" svg:font-family="TW-Kai"/>
    <style:font-face style:name="TW-Kai1" svg:font-family="TW-Ka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TW-Ka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TW-Ka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W-Kai1" style:font-family-complex="TW-Kai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W-Kai" style:font-family-complex="TW-Ka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W-Kai" style:font-family-complex="TW-Ka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W-Kai" style:font-family-complex="TW-Kai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TW-Kai1" style:font-family-complex="TW-Kai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TW-Kai1" style:font-family-complex="TW-Kai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14:33:32.308349916</meta:creation-date>
    <dc:date>2023-07-07T14:51:27.144919249</dc:date>
    <meta:editing-duration>PT17M54S</meta:editing-duration>
    <meta:editing-cycles>5</meta:editing-cycles>
    <meta:generator>LibreOffice/7.5.0.3$Linux_X86_64 LibreOffice_project/c21113d003cd3efa8c53188764377a8272d9d6de</meta:generator>
    <meta:document-statistic meta:table-count="0" meta:image-count="0" meta:object-count="0" meta:page-count="3" meta:paragraph-count="20" meta:word-count="864" meta:character-count="5018" meta:non-whitespace-character-count="4190"/>
  </office:meta>
</office:document-meta>
</file>